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automatic-styles>
    <style:style style:name="Tabelle2" style:family="table">
      <style:table-properties style:width="16.002cm" table:align="margins" style:writing-mode="page"/>
    </style:style>
    <style:style style:name="Tabelle2.A" style:family="table-column">
      <style:table-column-properties style:column-width="3.704cm" style:rel-column-width="15170*"/>
    </style:style>
    <style:style style:name="Tabelle2.B" style:family="table-column">
      <style:table-column-properties style:column-width="12.298cm" style:rel-column-width="50365*"/>
    </style:style>
    <style:style style:name="Tabelle2.A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0" style:family="table-row">
      <style:table-row-properties fo:keep-together="always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rsid="001a7f91" officeooo:paragraph-rsid="001a7f91" style:font-size-asian="10.5pt"/>
    </style:style>
    <style:style style:name="P4" style:family="paragraph" style:parent-style-name="Table_20_Contents">
      <style:paragraph-properties fo:text-align="justify" style:justify-single-word="false"/>
      <style:text-properties officeooo:rsid="001e4dc4" officeooo:paragraph-rsid="001f16de" style:font-size-asian="10.5pt"/>
    </style:style>
    <style:style style:name="P5" style:family="paragraph" style:parent-style-name="Table_20_Contents">
      <style:paragraph-properties fo:text-align="justify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1a3b8c" officeooo:paragraph-rsid="001a3b8c" style:font-size-asian="10.5pt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1a7f91" officeooo:paragraph-rsid="001a7f91" style:font-size-asian="10.5pt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3b8c" officeooo:paragraph-rsid="001a3b8c" style:font-size-asian="10.5pt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3" fo:font-size="11pt" fo:font-weight="bold" officeooo:rsid="001a7f91" officeooo:paragraph-rsid="001a7f91" style:font-size-asian="10.5pt" style:font-weight-asian="bold" style:font-weight-complex="bold"/>
    </style:style>
    <style:style style:name="P10" style:family="paragraph" style:parent-style-name="Standard" style:list-style-name="L3">
      <loext:graphic-properties draw:fill="none"/>
      <style:paragraph-properties fo:margin-left="0.6cm" fo:margin-right="0cm" fo:text-indent="-0.6cm" style:auto-text-indent="false" fo:background-color="transparent" style:snap-to-layout-grid="false">
        <style:tab-stops>
          <style:tab-stop style:position="0.097cm"/>
        </style:tab-stops>
      </style:paragraph-properties>
      <style:text-properties style:font-name="arial" fo:font-size="11pt" officeooo:rsid="001f16de" officeooo:paragraph-rsid="001f16de" style:font-size-asian="11pt" style:font-name-complex="Liberation Serif" style:font-size-complex="11pt"/>
    </style:style>
    <style:style style:name="P11" style:family="paragraph" style:parent-style-name="Standard">
      <style:paragraph-properties style:snap-to-layout-grid="false"/>
      <style:text-properties style:font-name="arial" fo:font-size="11pt" officeooo:rsid="0021eff9" officeooo:paragraph-rsid="0021eff9" style:font-size-asian="11pt" style:font-name-complex="Liberation Serif" style:font-size-complex="11pt"/>
    </style:style>
    <style:style style:name="P1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f16de" style:font-size-asian="10.5pt"/>
    </style:style>
    <style:style style:name="P13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officeooo:rsid="001e4dc4" officeooo:paragraph-rsid="001e4dc4" style:font-size-asian="10.5pt"/>
    </style:style>
    <style:style style:name="P14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e4dc4" officeooo:paragraph-rsid="001f16de" style:font-size-asian="10.5pt"/>
    </style:style>
    <style:style style:name="P15" style:family="paragraph" style:parent-style-name="Table_20_Contents" style:list-style-name="L2">
      <loext:graphic-properties draw:fill="none"/>
      <style:paragraph-properties fo:margin-left="0.6cm" fo:margin-right="0cm" fo:text-align="justify" style:justify-single-word="false" fo:text-indent="-0.6cm" style:auto-text-indent="false" fo:background-color="transparent" text:number-lines="false" text:line-number="0">
        <style:tab-stops>
          <style:tab-stop style:position="0.025cm"/>
        </style:tab-stops>
      </style:paragraph-properties>
      <style:text-properties officeooo:rsid="001f16de" officeooo:paragraph-rsid="001f16de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officeooo:rsid="00204a58" officeooo:paragraph-rsid="00204a58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officeooo:rsid="0020dae6" officeooo:paragraph-rsid="0020dae6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size-asian="10.5pt"/>
    </style:style>
    <style:style style:name="T1" style:family="text">
      <style:text-properties officeooo:rsid="001c2e26"/>
    </style:style>
    <style:style style:name="T2" style:family="text">
      <style:text-properties officeooo:rsid="001cccff"/>
    </style:style>
    <style:style style:name="T3" style:family="text">
      <style:text-properties officeooo:rsid="001e4dc4"/>
    </style:style>
    <style:style style:name="T4" style:family="text">
      <style:text-properties officeooo:rsid="001f16de"/>
    </style:style>
    <style:style style:name="T5" style:family="text">
      <style:text-properties officeooo:rsid="00204a5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94366434490224">
          <table:table-cell table:style-name="Tabelle2.A1" table:number-columns-spanned="2" office:value-type="string">
            <text:p text:style-name="P6">Zielbestimmung</text:p>
          </table:table-cell>
          <table:covered-table-cell/>
        </table:table-row>
        <table:table-row table:style-name="TableLine94366434480608">
          <table:table-cell table:style-name="Tabelle2.A2" office:value-type="string">
            <text:p text:style-name="P8">Produkt­beschreibung</text:p>
          </table:table-cell>
          <table:table-cell table:style-name="Tabelle2.B13" office:value-type="string">
            <text:p text:style-name="P4">Es wird einen Jäger-Beute Simulator entwickelt, bei dem die Anfangseinstellungen angepasst werden können, und die Entwicklung der jeweiligen Populationen beobachtet werden können. </text:p>
          </table:table-cell>
        </table:table-row>
        <table:table-row table:style-name="TableLine94366434555616">
          <table:table-cell table:style-name="Tabelle2.A2" office:value-type="string">
            <text:p text:style-name="P6">Musskriterien</text:p>
          </table:table-cell>
          <table:table-cell table:style-name="Tabelle2.B13" office:value-type="string">
            <text:list xml:id="list3222684442" text:style-name="L1">
              <text:list-item>
                <text:p text:style-name="P12">Die Anfangszahlen der jeweiligen Entitäten (Tiere oder Fütter) können, innerhalb vernünftigen Grenzen, vom Benutzer geändert werden. </text:p>
              </text:list-item>
              <text:list-item>
                <text:p text:style-name="P12">Die Entitäten werden graphisch auf dem Spielfeld dargestellt. Sie bewegen sich, pflanzen fort, und sterben, je nach Alter und aktuelle Gesundheit/Energiereserven. </text:p>
              </text:list-item>
              <text:list-item>
                <text:p text:style-name="P12">Jäger jagen Beute aktiv (nicht Zufallsbewegungen), und fressen die, die sie begegnen.</text:p>
              </text:list-item>
              <text:list-item>
                <text:p text:style-name="P12">Die aktuelle Gesamtpopulationen sowie jeder Entität wird immer gezeigt. </text:p>
              </text:list-item>
              <text:list-item>
                <text:p text:style-name="P13">Es müssen mindestens zwei Tiere vorhanden sein. </text:p>
              </text:list-item>
            </text:list>
          </table:table-cell>
        </table:table-row>
        <table:table-row table:style-name="TableLine94366434556240">
          <table:table-cell table:style-name="Tabelle2.A2" office:value-type="string">
            <text:p text:style-name="P6">Wunschkriterien</text:p>
          </table:table-cell>
          <table:table-cell table:style-name="Tabelle2.B13" office:value-type="string">
            <text:list xml:id="list1086780202" text:style-name="L2">
              <text:list-item>
                <text:p text:style-name="P14">Der Spielfeld kann vom Benutzer geändert werden, und zwar Land ins Wasser umgewandelt, <text:span text:style-name="T4">und umgekehrt. Dadurch kann der Spieler die Interaktion zwischen J</text:span>ä<text:span text:style-name="T4">ger und Beute beeinflussen. </text:span></text:p>
              </text:list-item>
              <text:list-item>
                <text:p text:style-name="P15">Es sind 3 oder mehr Entit<text:span text:style-name="T3">ä</text:span>ten vorhanden: nicht nur einen J<text:span text:style-name="T3">ä</text:span>gertierart und ein Beutetierart, sondern möglicherweise auch Vegetation/Fütter, Tiere die sowohl J<text:span text:style-name="T3">ä</text:span>ger als auch Beute sind, oder Tiere die mehrere N<text:span text:style-name="T5">a</text:span>hrungsquellen haben. </text:p>
              </text:list-item>
            </text:list>
          </table:table-cell>
        </table:table-row>
        <table:table-row table:style-name="TableLine94366434557024">
          <table:table-cell table:style-name="Tabelle2.A2" office:value-type="string">
            <text:p text:style-name="P6">Abgrenzungs­kriterien</text:p>
          </table:table-cell>
          <table:table-cell table:style-name="Tabelle2.B13" office:value-type="string">
            <text:list xml:id="list314667164" text:style-name="L3">
              <text:list-item>
                <text:p text:style-name="P10">Die Spielfeldgröße ist nicht veränderbar.</text:p>
              </text:list-item>
              <text:list-item>
                <text:p text:style-name="P10">Die Tiere können vom Benutzer nicht bewegt worden. </text:p>
              </text:list-item>
              <text:list-item>
                <text:p text:style-name="P10">Der Benutzer kann keine neue Tierarten selber hinzufügen. </text:p>
              </text:list-item>
            </text:list>
          </table:table-cell>
        </table:table-row>
        <table:table-row table:style-name="TableLine94366434557808">
          <table:table-cell table:style-name="Tabelle2.A6" table:number-columns-spanned="2" office:value-type="string">
            <text:p text:style-name="P7">Produkteinsatz</text:p>
          </table:table-cell>
          <table:covered-table-cell/>
        </table:table-row>
        <table:table-row table:style-name="TableLine94366434558944">
          <table:table-cell table:style-name="Tabelle2.A2" office:value-type="string">
            <text:p text:style-name="P9">Anwendungs­bereiche</text:p>
          </table:table-cell>
          <table:table-cell table:style-name="Tabelle2.B13" office:value-type="string">
            <text:p text:style-name="P16">Diese Simulation ist für die Nutzung in der Schule in einem Biologie Unterricht geeignet. Sie vereinfacht das Verstehen des Jäger-Beute Modells durch eine visuelle Darstellung des Prozesses sowie die Möglichkeit, das Effekt der jeweiligen Startpopulationen zu erkunden. </text:p>
          </table:table-cell>
        </table:table-row>
        <table:table-row table:style-name="TableLine94366434559616">
          <table:table-cell table:style-name="Tabelle2.A2" office:value-type="string">
            <text:p text:style-name="P7">Zielgruppen</text:p>
          </table:table-cell>
          <table:table-cell table:style-name="Tabelle2.B13" office:value-type="string">
            <text:p text:style-name="P16">Schüler:innen, Lehrkräfte im Fachbereich Biologie (eventuell auch Erdkunde, Mathematik, Informatik).</text:p>
          </table:table-cell>
        </table:table-row>
        <table:table-row table:style-name="TableLine94366434560400">
          <table:table-cell table:style-name="Tabelle2.A2" office:value-type="string">
            <text:p text:style-name="P7">Benutzer­oberfläche</text:p>
          </table:table-cell>
          <table:table-cell table:style-name="Tabelle2.B13" office:value-type="string">
            <text:p text:style-name="P11"><text:span text:style-name="T5">Die Simulation</text:span> wird auf der graphischen Benutzeroberfläche des <text:span text:style-name="T5">ebiten</text:span>-Moduls gespielt.</text:p>
          </table:table-cell>
        </table:table-row>
        <table:table-row table:style-name="Tabelle2.10">
          <table:table-cell table:style-name="Tabelle2.A2" office:value-type="string">
            <text:p text:style-name="P5">Gesetze, Normen, Sicherheitsanfor­derungen, Plattform-abhängigkeiten, ...</text:p>
          </table:table-cell>
          <table:table-cell table:style-name="Tabelle2.B10" office:value-type="string">
            <text:p text:style-name="P18">Die Ausführung des Spiels erfolgt plattformunabhängig.</text:p>
          </table:table-cell>
        </table:table-row>
        <table:table-row table:style-name="TableLine94366434562400">
          <table:table-cell table:style-name="Tabelle2.A6" table:number-columns-spanned="2" office:value-type="string">
            <text:p text:style-name="P7">Technische Anforderunge</text:p>
          </table:table-cell>
          <table:covered-table-cell/>
        </table:table-row>
        <table:table-row table:style-name="TableLine94366434563072">
          <table:table-cell table:style-name="Tabelle2.A2" office:value-type="string">
            <text:p text:style-name="P7">Notwendige Software</text:p>
          </table:table-cell>
          <table:table-cell table:style-name="Tabelle2.B13" office:value-type="string">
            <text:p text:style-name="P17">Linux, Windows oder iOS</text:p>
            <text:p text:style-name="P17">Go</text:p>
            <text:p text:style-name="P17">Pakete: fmt</text:p>
          </table:table-cell>
        </table:table-row>
        <table:table-row table:style-name="TableLine94366434563744">
          <table:table-cell table:style-name="Tabelle2.A2" office:value-type="string">
            <text:p text:style-name="P7">Notwendige Hardware</text:p>
          </table:table-cell>
          <table:table-cell table:style-name="Tabelle2.B13" office:value-type="string">
            <text:p text:style-name="P3">x86-PC, Bildschirm, Tastatur</text:p>
          </table:table-cell>
        </table:table-row>
        <table:table-row table:style-name="TableLine94366434564528">
          <table:table-cell table:style-name="Tabelle2.A2" office:value-type="string">
            <text:p text:style-name="P7">Produkt­schnittstellen</text:p>
          </table:table-cell>
          <table:table-cell table:style-name="Tabelle2.B14" office:value-type="string">
            <text:p text:style-name="P17">keine</text:p>
          </table:table-cell>
        </table:table-row>
      </table:table>
      <text:p text:style-name="AB_5f_Absatz_5f_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nBJS" svg:font-family="SenBJS"/>
    <style:font-face style:name="SimSun" svg:font-family="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nBJS" fo:font-family="SenBJ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_5f_Absatz_5f_normal" style:display-name="AB_Absatz_normal" style:family="paragraph" style:parent-style-name="Standard">
      <style:paragraph-properties fo:margin-top="0cm" fo:margin-bottom="0.101cm" style:contextual-spacing="false" fo:text-align="justify" style:justify-single-word="false" style:writing-mode="page"/>
      <style:text-properties style:font-name="Arial3" fo:font-family="Arial" style:font-style-name="Standard" style:font-family-generic="swiss" style:font-pitch="variable" fo:font-size="11pt" officeooo:rsid="000de341" style:font-size-asian="10.5pt"/>
    </style:style>
    <style:style style:name="AB_5f_Absatz_5f_eingerückt" style:display-name="AB_Absatz_eingerückt" style:family="paragraph" style:parent-style-name="AB_5f_Absatz_5f_normal" style:next-style-name="AB_5f_Absatz_5f_normal">
      <style:paragraph-properties fo:margin-left="0.801cm" fo:margin-right="0cm" fo:text-indent="0cm" style:auto-text-indent="false">
        <style:tab-stops>
          <style:tab-stop style:position="0.801cm"/>
        </style:tab-stops>
      </style:paragraph-properties>
    </style:style>
    <style:style style:name="AB_5f_Absatz_5f_eingerückt2" style:display-name="AB_Absatz_eingerückt2" style:family="paragraph" style:parent-style-name="AB_5f_Absatz_5f_eingerückt" style:next-style-name="AB_5f_Absatz_5f_normal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AB_5f_Überschrift1" style:display-name="AB_Überschrift1" style:family="paragraph" style:parent-style-name="AB_5f_Absatz_5f_normal" style:next-style-name="AB_5f_Absatz_5f_normal">
      <style:paragraph-properties fo:text-align="center" style:justify-single-word="false"/>
      <style:text-properties style:text-underline-style="solid" style:text-underline-width="auto" style:text-underline-color="font-color" fo:font-weight="bold" style:font-size-asian="10.5pt"/>
    </style:style>
    <style:style style:name="AB_5f_Überschrift2" style:display-name="AB_Überschrift2" style:family="paragraph" style:parent-style-name="AB_5f_Absatz_5f_normal" style:next-style-name="AB_5f_Absatz_5f_normal" style:master-page-name="">
      <style:paragraph-properties fo:margin-top="0.3cm" fo:margin-bottom="0.101cm" style:contextual-spacing="false" fo:text-align="start" style:justify-single-word="false" style:page-number="auto"/>
      <style:text-properties style:text-line-through-style="none" style:text-line-through-type="none" style:text-underline-style="none" fo:font-weight="bold" style:font-size-asian="10.5pt"/>
    </style:style>
    <style:style style:name="AB_5f_Absatz_5f_Abstand" style:display-name="AB_Absatz_Abstand" style:family="paragraph" style:parent-style-name="AB_5f_Absatz_5f_normal" style:next-style-name="AB_5f_Absatz_5f_normal">
      <style:paragraph-properties fo:margin-top="0cm" fo:margin-bottom="0.3cm" style:contextual-spacing="false" style:writing-mode="page"/>
    </style:style>
    <style:style style:name="AB_5f_Lückentext" style:display-name="AB_Lückentext" style:family="paragraph" style:parent-style-name="AB_5f_Absatz_5f_normal">
      <style:paragraph-properties fo:line-height="150%" style:writing-mode="page"/>
    </style:style>
    <style:style style:name="Frame_20_contents" style:display-name="Frame contents" style:family="paragraph" style:parent-style-name="Standard" style:class="extra"/>
    <style:style style:name="AB_5f_Code" style:display-name="AB_Code" style:family="paragraph" style:parent-style-name="Frame_20_contents" style:master-page-name="">
      <loext:graphic-properties draw:fill="none" draw:fill-color="#729fcf"/>
      <style:paragraph-properties style:page-number="auto" fo:background-color="transparent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B_5f_Überschrift3" style:display-name="AB_Überschrift3" style:family="paragraph" style:parent-style-name="AB_5f_Überschrift2" style:next-style-name="AB_5f_Absatz_5f_normal">
      <style:text-properties style:text-underline-style="solid" style:text-underline-width="auto" style:text-underline-color="font-color" fo:font-weight="normal"/>
    </style:style>
    <style:style style:name="AB_5f_Überschrift2_5f_ohne" style:display-name="AB_Überschrift2_ohne" style:family="paragraph" style:parent-style-name="AB_5f_Überschrift2" style:next-style-name="AB_5f_Absatz_5f_normal">
      <style:paragraph-properties fo:margin-top="0cm" fo:margin-bottom="0.101cm" style:contextual-spacing="false"/>
    </style:style>
    <style:style style:name="Numbering_20_Symbols" style:display-name="Numbering Symbols" style:family="text"/>
    <style:style style:name="Lückentext" style:family="text">
      <style:text-properties fo:color="#eeeeee" loext:opacity="100%" style:font-name="Liberation Sans2" fo:font-family="'Liberation Sans'" style:font-style-name="Standard" style:font-family-generic="swiss" style:font-pitch="variable" fo:letter-spacing="0.141cm" style:text-underline-style="solid" style:text-underline-width="auto" style:text-underline-color="#000000" style:font-size-asian="10.5pt" loext:shadow="none"/>
    </style:style>
    <style:style style:name="AB_5f_Normal" style:display-name="AB_Normal" style:family="text">
      <style:text-properties fo:color="#000000" loext:opacity="100%" style:font-name="Arial3" fo:font-family="Arial" style:font-style-name="Standard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B_5f_Abdecken" style:display-name="AB_Abdecken" style:family="graphic">
      <style:graphic-properties svg:width="16cm" fo:min-height="1cm" svg:x="0cm" svg:y="0cm" fo:margin-left="0cm" fo:margin-right="0.199cm" fo:margin-top="0.199cm" fo:margin-bottom="0cm" style:wrap="right" style:number-wrapped-paragraphs="no-limit" style:wrap-contour="false" style:vertical-pos="from-top" style:vertical-rel="page-content" style:horizontal-pos="left" style:horizontal-rel="page-content" fo:background-color="#ffffff" style:background-transparency="0%" draw:fill="solid" draw:fill-color="#ffffff" draw:opacity="100%"/>
    </style:style>
    <style:style style:name="AB_5f_Text" style:display-name="AB_Text" style:family="graphic">
      <style:graphic-properties svg:width="16cm" fo:min-height="1cm" svg:x="0cm" svg:y="0cm" fo:margin-top="0.199cm" fo:margin-bottom="0.199cm" style:wrap="none" style:vertical-pos="from-top" style:vertical-rel="page-content" style:horizontal-pos="from-left" style:horizontal-rel="page-content" fo:background-color="transparent" draw:fill="none" draw:fill-color="#729fcf" fo:padding="0.049cm" fo:border="0.06pt solid #000000"/>
    </style:style>
    <style:style style:name="AB_5f_Bild" style:display-name="AB_Bild" style:family="graphic">
      <style:graphic-properties svg:x="0cm" svg:y="0cm" fo:margin-left="0.3cm" fo:margin-right="0cm" fo:margin-top="0.199cm" fo:margin-bottom="0.199cm" style:wrap="parallel" style:number-wrapped-paragraphs="no-limit" style:wrap-contour="false" style:vertical-pos="from-top" style:vertical-rel="page-content" style:horizontal-pos="right" style:horizontal-rel="page-content"/>
    </style:style>
    <style:style style:name="AB_5f_Code" style:display-name="AB_Code" style:family="graphic">
      <style:graphic-properties svg:width="16cm" fo:min-height="0.041cm" svg:x="0cm" svg:y="0cm" style:wrap="none" style:vertical-pos="from-top" style:vertical-rel="page-content" style:horizontal-pos="from-left" style:horizontal-rel="page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B_5f_Aufzählung1" style:display-name="AB_Aufzählung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text:style-name="Numbering_20_Symbols" loext:num-list-format="(%3%)" style:num-prefix="(" style:num-suffix=")" style:num-format="i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text:style-name="Numbering_20_Symbols" loext:num-list-format="(%4%)" style:num-prefix="(" style:num-suffix=")" style:num-format="i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i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i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AB_5f_Aufzählung2" style:display-name="AB_Aufzählung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1.799cm" fo:text-indent="-0.6cm" fo:margin-left="1.7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B_5f_Symbole1" style:display-name="AB_Symbole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━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cm" table:align="left"/>
    </style:style>
    <style:style style:name="Tabelle1.A" style:family="table-column">
      <style:table-column-properties style:column-width="1.395cm"/>
    </style:style>
    <style:style style:name="Tabelle1.B" style:family="table-column">
      <style:table-column-properties style:column-width="13.204cm"/>
    </style:style>
    <style:style style:name="Tabelle1.C" style:family="table-column">
      <style:table-column-properties style:column-width="1.401cm"/>
    </style:style>
    <style:style style:name="Tabelle1.1" style:family="table-row">
      <style:table-row-properties style:row-height="0.88cm"/>
    </style:style>
    <style:style style:name="Tabel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elle1.B1" style:family="table-cell">
      <style:table-cell-properties style:vertical-align="middle" fo:padding="0.097cm" fo:border-left="none" fo:border-right="none" fo:border-top="1pt solid #000000" fo:border-bottom="1pt solid #000000"/>
    </style:style>
    <style:style style:name="Tabelle1.C1" style:family="table-cell">
      <style:table-cell-properties style:vertical-align="middle" fo:padding="0.097cm" fo:border-left="none" fo:border-right="1pt solid #000000" fo:border-top="1pt solid #000000" fo:border-bottom="1pt solid #000000"/>
    </style:style>
    <style:style style:name="MP1" style:family="paragraph" style:parent-style-name="Header">
      <style:text-properties fo:font-size="6pt" style:font-size-asian="5.25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1pt" fo:font-weight="bold" officeooo:rsid="001a3b8c" officeooo:paragraph-rsid="001a3b8c" style:font-size-asian="11pt" style:font-weight-asian="bold" style:font-size-complex="11pt" style:font-weight-complex="bold"/>
    </style:style>
    <style:style style:name="MT1" style:family="text">
      <style:text-properties officeooo:rsid="001c2e26"/>
    </style:style>
    <style:style style:name="MT2" style:family="text">
      <style:text-properties officeooo:rsid="001cccff"/>
    </style:style>
    <style:page-layout style:name="Mpm1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2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6cm" fo:margin-bottom="2cm" fo:margin-left="2.4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AB_5f_A4_5f_Kopf" style:display-name="AB_A4_Kopf" style:page-layout-name="Mpm2" draw:style-name="Mdp1" style:next-style-name="AB_5f_A4_5f_Fol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SWP</text:p>
            </table:table-cell>
            <table:table-cell table:style-name="Tabelle1.B1" office:value-type="string">
              <text:p text:style-name="MP2"><text:span text:style-name="MT1">Vorlage </text:span><text:span text:style-name="MT2">Analyse / Lastenheft</text:span></text:p>
            </table:table-cell>
            <table:table-cell table:style-name="Tabelle1.C1" office:value-type="string">
              <text:p text:style-name="MP2">LWB</text:p>
            </table:table-cell>
          </table:table-row>
        </table:table>
        <text:p text:style-name="MP1"/>
      </style:header>
    </style:master-page>
    <style:master-page style:name="AB_5f_A4_5f_Folge" style:display-name="AB_A4_Folg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52:52.619000000</meta:creation-date>
    <meta:editing-duration>PT9M37S</meta:editing-duration>
    <meta:editing-cycles>3</meta:editing-cycles>
    <meta:generator>LibreOffice/7.3.4.2$Linux_X86_64 LibreOffice_project/30$Build-2</meta:generator>
    <dc:title>AB_A4_Kopf</dc:title>
    <dc:date>2024-06-14T17:43:06.647849925</dc:date>
    <meta:document-statistic meta:table-count="2" meta:image-count="0" meta:object-count="0" meta:page-count="1" meta:paragraph-count="37" meta:word-count="277" meta:character-count="2167" meta:non-whitespace-character-count="1927"/>
    <meta:template xlink:type="simple" xlink:actuate="onRequest" xlink:title="AB_A4_Kopf" xlink:href="../../../../Baustein/formular/formular/Formular_LO_FM/FM_LO/AB_A4_Kopf.ott" meta:date="2020-12-29T10:54:29.884000000"/>
  </office:meta>
</office:document-meta>
</file>